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1]+1/20" office:value-type="float" office:value="0.05" calcext:value-type="float">
            <text:p>0.05</text:p>
          </table:table-cell>
          <table:table-cell table:formula="of:=[.A2]/255" office:value-type="float" office:value="0.00784313725490196" calcext:value-type="float">
            <text:p>0.0078431373</text:p>
          </table:table-cell>
          <table:table-cell table:formula="of:=[.B1]-[.C2]" office:value-type="float" office:value="-0.00784313725490196" calcext:value-type="float">
            <text:p>-0.0078431373</text:p>
          </table:table-cell>
          <table:table-cell table:formula="of:=[.B2]-[.C2]" office:value-type="float" office:value="0.042156862745098" calcext:value-type="float">
            <text:p>0.0421568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/20" office:value-type="float" office:value="0.1" calcext:value-type="float">
            <text:p>0.1</text:p>
          </table:table-cell>
          <table:table-cell table:formula="of:=[.A3]/255" office:value-type="float" office:value="0.0117647058823529" calcext:value-type="float">
            <text:p>0.0117647059</text:p>
          </table:table-cell>
          <table:table-cell table:formula="of:=[.B2]-[.C3]" office:value-type="float" office:value="0.0382352941176471" calcext:value-type="float">
            <text:p>0.0382352941</text:p>
          </table:table-cell>
          <table:table-cell table:formula="of:=[.B3]-[.C3]" office:value-type="float" office:value="0.0882352941176471" calcext:value-type="float">
            <text:p>0.08823529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+1/20" office:value-type="float" office:value="0.15" calcext:value-type="float">
            <text:p>0.15</text:p>
          </table:table-cell>
          <table:table-cell table:formula="of:=[.A4]/255" office:value-type="float" office:value="0.0470588235294118" calcext:value-type="float">
            <text:p>0.0470588235</text:p>
          </table:table-cell>
          <table:table-cell table:formula="of:=[.B3]-[.C4]" office:value-type="float" office:value="0.0529411764705882" calcext:value-type="float">
            <text:p>0.0529411765</text:p>
          </table:table-cell>
          <table:table-cell table:formula="of:=[.B4]-[.C4]" office:value-type="float" office:value="0.102941176470588" calcext:value-type="float">
            <text:p>0.10294117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]+1/20" office:value-type="float" office:value="0.2" calcext:value-type="float">
            <text:p>0.2</text:p>
          </table:table-cell>
          <table:table-cell table:formula="of:=[.A5]/255" office:value-type="float" office:value="0.0509803921568627" calcext:value-type="float">
            <text:p>0.0509803922</text:p>
          </table:table-cell>
          <table:table-cell table:formula="of:=[.B4]-[.C5]" office:value-type="float" office:value="0.0990196078431373" calcext:value-type="float">
            <text:p>0.0990196078</text:p>
          </table:table-cell>
          <table:table-cell table:formula="of:=[.B5]-[.C5]" office:value-type="float" office:value="0.149019607843137" calcext:value-type="float">
            <text:p>0.14901960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5]+1/20" office:value-type="float" office:value="0.25" calcext:value-type="float">
            <text:p>0.25</text:p>
          </table:table-cell>
          <table:table-cell table:formula="of:=[.A6]/255" office:value-type="float" office:value="0.0745098039215686" calcext:value-type="float">
            <text:p>0.0745098039</text:p>
          </table:table-cell>
          <table:table-cell table:formula="of:=[.B5]-[.C6]" office:value-type="float" office:value="0.125490196078431" calcext:value-type="float">
            <text:p>0.1254901961</text:p>
          </table:table-cell>
          <table:table-cell table:formula="of:=[.B6]-[.C6]" office:value-type="float" office:value="0.175490196078431" calcext:value-type="float">
            <text:p>0.17549019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6]+1/20" office:value-type="float" office:value="0.3" calcext:value-type="float">
            <text:p>0.3</text:p>
          </table:table-cell>
          <table:table-cell table:formula="of:=[.A7]/255" office:value-type="float" office:value="0.109803921568627" calcext:value-type="float">
            <text:p>0.1098039216</text:p>
          </table:table-cell>
          <table:table-cell table:formula="of:=[.B6]-[.C7]" office:value-type="float" office:value="0.140196078431373" calcext:value-type="float">
            <text:p>0.1401960784</text:p>
          </table:table-cell>
          <table:table-cell table:formula="of:=[.B7]-[.C7]" office:value-type="float" office:value="0.190196078431373" calcext:value-type="float">
            <text:p>0.19019607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7]+1/20" office:value-type="float" office:value="0.35" calcext:value-type="float">
            <text:p>0.35</text:p>
          </table:table-cell>
          <table:table-cell table:formula="of:=[.A8]/255" office:value-type="float" office:value="0.125490196078431" calcext:value-type="float">
            <text:p>0.1254901961</text:p>
          </table:table-cell>
          <table:table-cell table:formula="of:=[.B7]-[.C8]" office:value-type="float" office:value="0.174509803921569" calcext:value-type="float">
            <text:p>0.1745098039</text:p>
          </table:table-cell>
          <table:table-cell table:formula="of:=[.B8]-[.C8]" office:value-type="float" office:value="0.224509803921569" calcext:value-type="float">
            <text:p>0.22450980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8]+1/20" office:value-type="float" office:value="0.4" calcext:value-type="float">
            <text:p>0.4</text:p>
          </table:table-cell>
          <table:table-cell table:formula="of:=[.A9]/255" office:value-type="float" office:value="0.137254901960784" calcext:value-type="float">
            <text:p>0.137254902</text:p>
          </table:table-cell>
          <table:table-cell table:formula="of:=[.B8]-[.C9]" office:value-type="float" office:value="0.212745098039216" calcext:value-type="float">
            <text:p>0.212745098</text:p>
          </table:table-cell>
          <table:table-cell table:formula="of:=[.B9]-[.C9]" office:value-type="float" office:value="0.262745098039216" calcext:value-type="float">
            <text:p>0.2627450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9]+1/20" office:value-type="float" office:value="0.45" calcext:value-type="float">
            <text:p>0.45</text:p>
          </table:table-cell>
          <table:table-cell table:formula="of:=[.A10]/255" office:value-type="float" office:value="0.270588235294118" calcext:value-type="float">
            <text:p>0.2705882353</text:p>
          </table:table-cell>
          <table:table-cell table:formula="of:=[.B9]-[.C10]" office:value-type="float" office:value="0.129411764705882" calcext:value-type="float">
            <text:p>0.1294117647</text:p>
          </table:table-cell>
          <table:table-cell table:formula="of:=[.B10]-[.C10]" office:value-type="float" office:value="0.179411764705882" calcext:value-type="float">
            <text:p>0.17941176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0]+1/20" office:value-type="float" office:value="0.5" calcext:value-type="float">
            <text:p>0.5</text:p>
          </table:table-cell>
          <table:table-cell table:formula="of:=[.A11]/255" office:value-type="float" office:value="0.341176470588235" calcext:value-type="float">
            <text:p>0.3411764706</text:p>
          </table:table-cell>
          <table:table-cell table:formula="of:=[.B10]-[.C11]" office:value-type="float" office:value="0.108823529411765" calcext:value-type="float">
            <text:p>0.1088235294</text:p>
          </table:table-cell>
          <table:table-cell table:formula="of:=[.B11]-[.C11]" office:value-type="float" office:value="0.158823529411765" calcext:value-type="float">
            <text:p>0.15882352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11]+1/20" office:value-type="float" office:value="0.55" calcext:value-type="float">
            <text:p>0.55</text:p>
          </table:table-cell>
          <table:table-cell table:formula="of:=[.A12]/255" office:value-type="float" office:value="0.345098039215686" calcext:value-type="float">
            <text:p>0.3450980392</text:p>
          </table:table-cell>
          <table:table-cell table:formula="of:=[.B11]-[.C12]" office:value-type="float" office:value="0.154901960784314" calcext:value-type="float">
            <text:p>0.1549019608</text:p>
          </table:table-cell>
          <table:table-cell table:formula="of:=[.B12]-[.C12]" office:value-type="float" office:value="0.204901960784314" calcext:value-type="float">
            <text:p>0.20490196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2]+1/20" office:value-type="float" office:value="0.6" calcext:value-type="float">
            <text:p>0.6</text:p>
          </table:table-cell>
          <table:table-cell table:formula="of:=[.A13]/255" office:value-type="float" office:value="0.419607843137255" calcext:value-type="float">
            <text:p>0.4196078431</text:p>
          </table:table-cell>
          <table:table-cell table:formula="of:=[.B12]-[.C13]" office:value-type="float" office:value="0.130392156862745" calcext:value-type="float">
            <text:p>0.1303921569</text:p>
          </table:table-cell>
          <table:table-cell table:formula="of:=[.B13]-[.C13]" office:value-type="float" office:value="0.180392156862745" calcext:value-type="float">
            <text:p>0.18039215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3]+1/20" office:value-type="float" office:value="0.65" calcext:value-type="float">
            <text:p>0.65</text:p>
          </table:table-cell>
          <table:table-cell table:formula="of:=[.A14]/255" office:value-type="float" office:value="0.43921568627451" calcext:value-type="float">
            <text:p>0.4392156863</text:p>
          </table:table-cell>
          <table:table-cell table:formula="of:=[.B13]-[.C14]" office:value-type="float" office:value="0.16078431372549" calcext:value-type="float">
            <text:p>0.1607843137</text:p>
          </table:table-cell>
          <table:table-cell table:formula="of:=[.B14]-[.C14]" office:value-type="float" office:value="0.21078431372549" calcext:value-type="float">
            <text:p>0.21078431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4]+1/20" office:value-type="float" office:value="0.7" calcext:value-type="float">
            <text:p>0.7</text:p>
          </table:table-cell>
          <table:table-cell table:formula="of:=[.A15]/255" office:value-type="float" office:value="0.458823529411765" calcext:value-type="float">
            <text:p>0.4588235294</text:p>
          </table:table-cell>
          <table:table-cell table:formula="of:=[.B14]-[.C15]" office:value-type="float" office:value="0.191176470588235" calcext:value-type="float">
            <text:p>0.1911764706</text:p>
          </table:table-cell>
          <table:table-cell table:formula="of:=[.B15]-[.C15]" office:value-type="float" office:value="0.241176470588235" calcext:value-type="float">
            <text:p>0.24117647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5]+1/20" office:value-type="float" office:value="0.75" calcext:value-type="float">
            <text:p>0.75</text:p>
          </table:table-cell>
          <table:table-cell table:formula="of:=[.A16]/255" office:value-type="float" office:value="0.47843137254902" calcext:value-type="float">
            <text:p>0.4784313725</text:p>
          </table:table-cell>
          <table:table-cell table:formula="of:=[.B15]-[.C16]" office:value-type="float" office:value="0.22156862745098" calcext:value-type="float">
            <text:p>0.2215686275</text:p>
          </table:table-cell>
          <table:table-cell table:formula="of:=[.B16]-[.C16]" office:value-type="float" office:value="0.27156862745098" calcext:value-type="float">
            <text:p>0.27156862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6]+1/20" office:value-type="float" office:value="0.8" calcext:value-type="float">
            <text:p>0.8</text:p>
          </table:table-cell>
          <table:table-cell table:formula="of:=[.A17]/255" office:value-type="float" office:value="0.505882352941176" calcext:value-type="float">
            <text:p>0.5058823529</text:p>
          </table:table-cell>
          <table:table-cell table:formula="of:=[.B16]-[.C17]" office:value-type="float" office:value="0.244117647058824" calcext:value-type="float">
            <text:p>0.2441176471</text:p>
          </table:table-cell>
          <table:table-cell table:formula="of:=[.B17]-[.C17]" office:value-type="float" office:value="0.294117647058824" calcext:value-type="float">
            <text:p>0.294117647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7]+1/20" office:value-type="float" office:value="0.85" calcext:value-type="float">
            <text:p>0.85</text:p>
          </table:table-cell>
          <table:table-cell table:formula="of:=[.A18]/255" office:value-type="float" office:value="0.623529411764706" calcext:value-type="float">
            <text:p>0.6235294118</text:p>
          </table:table-cell>
          <table:table-cell table:formula="of:=[.B17]-[.C18]" office:value-type="float" office:value="0.176470588235294" calcext:value-type="float">
            <text:p>0.1764705882</text:p>
          </table:table-cell>
          <table:table-cell table:formula="of:=[.B18]-[.C18]" office:value-type="float" office:value="0.226470588235294" calcext:value-type="float">
            <text:p>0.226470588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8]+1/20" office:value-type="float" office:value="0.9" calcext:value-type="float">
            <text:p>0.9</text:p>
          </table:table-cell>
          <table:table-cell table:formula="of:=[.A19]/255" office:value-type="float" office:value="0.756862745098039" calcext:value-type="float">
            <text:p>0.7568627451</text:p>
          </table:table-cell>
          <table:table-cell table:formula="of:=[.B18]-[.C19]" office:value-type="float" office:value="0.093137254901961" calcext:value-type="float">
            <text:p>0.0931372549</text:p>
          </table:table-cell>
          <table:table-cell table:formula="of:=[.B19]-[.C19]" office:value-type="float" office:value="0.143137254901961" calcext:value-type="float">
            <text:p>0.143137254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19]+1/20" office:value-type="float" office:value="0.95" calcext:value-type="float">
            <text:p>0.95</text:p>
          </table:table-cell>
          <table:table-cell table:formula="of:=[.A20]/255" office:value-type="float" office:value="0.8" calcext:value-type="float">
            <text:p>0.8</text:p>
          </table:table-cell>
          <table:table-cell table:formula="of:=[.B19]-[.C20]" office:value-type="float" office:value="0.1" calcext:value-type="float">
            <text:p>0.1</text:p>
          </table:table-cell>
          <table:table-cell table:formula="of:=[.B20]-[.C20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0]+1/20" office:value-type="float" office:value="1" calcext:value-type="float">
            <text:p>1</text:p>
          </table:table-cell>
          <table:table-cell table:formula="of:=[.A21]/255" office:value-type="float" office:value="0.905882352941176" calcext:value-type="float">
            <text:p>0.9058823529</text:p>
          </table:table-cell>
          <table:table-cell table:formula="of:=[.B20]-[.C21]" office:value-type="float" office:value="0.0441176470588238" calcext:value-type="float">
            <text:p>0.0441176471</text:p>
          </table:table-cell>
          <table:table-cell table:formula="of:=[.B21]-[.C21]" office:value-type="float" office:value="0.0941176470588237" calcext:value-type="float">
            <text:p>0.0941176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</meta:initial-creator>
    <meta:creation-date>2015-06-12T21:00:45.717403090</meta:creation-date>
    <dc:date>2015-06-12T21:27:42.740239001</dc:date>
    <dc:creator>Christian K</dc:creator>
    <meta:editing-duration>PT11M46S</meta:editing-duration>
    <meta:editing-cycles>1</meta:editing-cycles>
    <meta:document-statistic meta:table-count="1" meta:cell-count="100" meta:object-count="0"/>
    <meta:generator>LibreOffice/4.2.8.2$Linux_X86_64 LibreOffice_project/420m0$Build-2</meta:generator>
  </office:meta>
</office:document-meta>
</file>